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Город отправления</text:p>
          </table:table-cell>
          <table:table-cell office:value-type="string" table:style-name="ce2">
            <text:p>Город прибытия</text:p>
          </table:table-cell>
          <table:table-cell office:value-type="string" table:style-name="ce2">
            <text:p>Номер борта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розный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розный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Геленджи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Новосиби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Новосибир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ратов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Геленджи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Хабаров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Новосибир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еленджи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азань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еленджи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азань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азань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азань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Хабаров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розный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ратов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ратов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ратов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Рязань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Новосибир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еленджи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ратов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Новосибир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Хабаров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Хабаров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еленджи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Рязан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еленджи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Новосибир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дар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Хабаров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Хабаров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азань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розный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еленджи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азан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розный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Новосибир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я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Москва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Рязань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Рязан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Геленджи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Челябин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Геленджи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еленджик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еленджи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ратов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Хабаров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Новосиби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Геленджик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Новосибир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ратов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Иркут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Перм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Иркут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Иркут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дар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Перм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Екатеринбург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Уф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Уфа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еленджи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нкт-Петербург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Екатеринбург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азан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розный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Новосиби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Рязань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Уфа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розный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розный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Воронеж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еленджи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Рязань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Новосибирск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яр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нкт-Петербург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Санкт-Петербург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Ом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розный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розный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Хабаров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дар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Ом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Уфа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Челябин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Челябин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Рязан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Москва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дар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Москва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Москва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раснодар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Рязан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азань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Красноярс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Омск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Рязань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нкт-Петербург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Иркут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071" table:style-name="ce1">
            <text:p>307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Екатерин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азан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084" table:style-name="ce1">
            <text:p>308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яр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Новосибир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Геленджи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Москва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нкт-Петер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Иркут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Москва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3132" table:style-name="ce1">
            <text:p>31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яр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еленджи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розный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3152" table:style-name="ce1">
            <text:p>315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153" table:style-name="ce1">
            <text:p>315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раснояр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155" table:style-name="ce1">
            <text:p>315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157" table:style-name="ce1">
            <text:p>315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158" table:style-name="ce1">
            <text:p>315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159" table:style-name="ce1">
            <text:p>315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Рязань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161" table:style-name="ce1">
            <text:p>316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3163" table:style-name="ce1">
            <text:p>316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Хабаровск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166" table:style-name="ce1">
            <text:p>316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167" table:style-name="ce1">
            <text:p>316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168" table:style-name="ce1">
            <text:p>316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3169" table:style-name="ce1">
            <text:p>316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Москва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Воронеж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3176" table:style-name="ce1">
            <text:p>317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177" table:style-name="ce1">
            <text:p>317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3178" table:style-name="ce1">
            <text:p>317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азань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3181" table:style-name="ce1">
            <text:p>318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182" table:style-name="ce1">
            <text:p>318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Москва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Воронеж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3184" table:style-name="ce1">
            <text:p>318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Ом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185" table:style-name="ce1">
            <text:p>3185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186" table:style-name="ce1">
            <text:p>318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Воронеж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187" table:style-name="ce1">
            <text:p>318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189" table:style-name="ce1">
            <text:p>3189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Челябин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3191" table:style-name="ce1">
            <text:p>319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азань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194" table:style-name="ce1">
            <text:p>319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195" table:style-name="ce1">
            <text:p>319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Иркутск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198" table:style-name="ce1">
            <text:p>319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199" table:style-name="ce1">
            <text:p>319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Иркут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еленджи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Саратов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яр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221" table:style-name="ce1">
            <text:p>322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дар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223" table:style-name="ce1">
            <text:p>322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дар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225" table:style-name="ce1">
            <text:p>322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226" table:style-name="ce1">
            <text:p>322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227" table:style-name="ce1">
            <text:p>3227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228" table:style-name="ce1">
            <text:p>322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ратов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231" table:style-name="ce1">
            <text:p>3231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232" table:style-name="ce1">
            <text:p>323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Перм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3233" table:style-name="ce1">
            <text:p>323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3235" table:style-name="ce1">
            <text:p>323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3236" table:style-name="ce1">
            <text:p>323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237" table:style-name="ce1">
            <text:p>323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Воронеж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239" table:style-name="ce1">
            <text:p>323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Уфа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241" table:style-name="ce1">
            <text:p>324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242" table:style-name="ce1">
            <text:p>324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3244" table:style-name="ce1">
            <text:p>3244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245" table:style-name="ce1">
            <text:p>324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Уфа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246" table:style-name="ce1">
            <text:p>324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248" table:style-name="ce1">
            <text:p>324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251" table:style-name="ce1">
            <text:p>325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3253" table:style-name="ce1">
            <text:p>325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254" table:style-name="ce1">
            <text:p>325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255" table:style-name="ce1">
            <text:p>325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Ом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257" table:style-name="ce1">
            <text:p>3257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3258" table:style-name="ce1">
            <text:p>3258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Саратов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Иркутск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3260" table:style-name="ce1">
            <text:p>326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263" table:style-name="ce1">
            <text:p>326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Пермь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3265" table:style-name="ce1">
            <text:p>326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267" table:style-name="ce1">
            <text:p>326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Москва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268" table:style-name="ce1">
            <text:p>326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269" table:style-name="ce1">
            <text:p>326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Москва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Хабаров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Геленджи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Челябинск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Перм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280" table:style-name="ce1">
            <text:p>3280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3281" table:style-name="ce1">
            <text:p>328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Ом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282" table:style-name="ce1">
            <text:p>328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283" table:style-name="ce1">
            <text:p>328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3285" table:style-name="ce1">
            <text:p>328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3286" table:style-name="ce1">
            <text:p>328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287" table:style-name="ce1">
            <text:p>328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291" table:style-name="ce1">
            <text:p>329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292" table:style-name="ce1">
            <text:p>3292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Рязань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Саратов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294" table:style-name="ce1">
            <text:p>329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Новосибир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295" table:style-name="ce1">
            <text:p>329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296" table:style-name="ce1">
            <text:p>329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297" table:style-name="ce1">
            <text:p>329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Пермь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еленджи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Уфа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Красноя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ратов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Челябинск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а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Хабаров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Омс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Уфа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я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Москв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Геленджи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Екатеринбург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Екатеринбург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Рязан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азан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331" table:style-name="ce1">
            <text:p>333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332" table:style-name="ce1">
            <text:p>333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Рязан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Саратов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334" table:style-name="ce1">
            <text:p>333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азан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335" table:style-name="ce1">
            <text:p>333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336" table:style-name="ce1">
            <text:p>333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337" table:style-name="ce1">
            <text:p>333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338" table:style-name="ce1">
            <text:p>333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нкт-Петер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341" table:style-name="ce1">
            <text:p>334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Казань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дар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3345" table:style-name="ce1">
            <text:p>3345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Челябинск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3346" table:style-name="ce1">
            <text:p>334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Ом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Хабаровс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352" table:style-name="ce1">
            <text:p>3352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354" table:style-name="ce1">
            <text:p>335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355" table:style-name="ce1">
            <text:p>335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Краснодар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356" table:style-name="ce1">
            <text:p>335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3359" table:style-name="ce1">
            <text:p>335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Хабаровск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360" table:style-name="ce1">
            <text:p>336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азан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361" table:style-name="ce1">
            <text:p>336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Геленджи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3364" table:style-name="ce1">
            <text:p>336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Иркутск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расноярск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3367" table:style-name="ce1">
            <text:p>3367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3368" table:style-name="ce1">
            <text:p>336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Новосибирск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369" table:style-name="ce1">
            <text:p>336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Ом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370" table:style-name="ce1">
            <text:p>337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Москва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Пермь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Уфа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Казань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377" table:style-name="ce1">
            <text:p>337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азань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3378" table:style-name="ce1">
            <text:p>337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Хабаровск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Рязан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381" table:style-name="ce1">
            <text:p>3381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Саратов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382" table:style-name="ce1">
            <text:p>3382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Омск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383" table:style-name="ce1">
            <text:p>3383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3384" table:style-name="ce1">
            <text:p>3384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3386" table:style-name="ce1">
            <text:p>3386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Екатеринбург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3387" table:style-name="ce1">
            <text:p>338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Иркут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389" table:style-name="ce1">
            <text:p>338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Уфа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390" table:style-name="ce1">
            <text:p>339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Екатеринбург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Пермь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393" table:style-name="ce1">
            <text:p>3393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Перм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Пермь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3396" table:style-name="ce1">
            <text:p>339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Саратов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397" table:style-name="ce1">
            <text:p>339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Иркутск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Москва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ратов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405" table:style-name="ce1">
            <text:p>340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Екатеринбур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408" table:style-name="ce1">
            <text:p>340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410" table:style-name="ce1">
            <text:p>341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розный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3411" table:style-name="ce1">
            <text:p>341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Челябинск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414" table:style-name="ce1">
            <text:p>341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дар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416" table:style-name="ce1">
            <text:p>3416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еленджи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Омск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нкт-Петербург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Рязань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422" table:style-name="ce1">
            <text:p>342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Грозный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424" table:style-name="ce1">
            <text:p>342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425" table:style-name="ce1">
            <text:p>342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Грозный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427" table:style-name="ce1">
            <text:p>342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розный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428" table:style-name="ce1">
            <text:p>3428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429" table:style-name="ce1">
            <text:p>3429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Москва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Воронеж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3431" table:style-name="ce1">
            <text:p>343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розный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Челябин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433" table:style-name="ce1">
            <text:p>3433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Саратов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3434" table:style-name="ce1">
            <text:p>3434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Москва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Иркутск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436" table:style-name="ce1">
            <text:p>343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437" table:style-name="ce1">
            <text:p>3437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Воронеж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438" table:style-name="ce1">
            <text:p>343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Уфа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Челябинск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442" table:style-name="ce1">
            <text:p>344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443" table:style-name="ce1">
            <text:p>3443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Уфа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3446" table:style-name="ce1">
            <text:p>344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447" table:style-name="ce1">
            <text:p>344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Хабаровск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3448" table:style-name="ce1">
            <text:p>3448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Рязань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449" table:style-name="ce1">
            <text:p>344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450" table:style-name="ce1">
            <text:p>3450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Ом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451" table:style-name="ce1">
            <text:p>345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Рязан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452" table:style-name="ce1">
            <text:p>3452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Ом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453" table:style-name="ce1">
            <text:p>345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Пермь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454" table:style-name="ce1">
            <text:p>3454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455" table:style-name="ce1">
            <text:p>3455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Воронеж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456" table:style-name="ce1">
            <text:p>345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457" table:style-name="ce1">
            <text:p>345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458" table:style-name="ce1">
            <text:p>3458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Рязан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459" table:style-name="ce1">
            <text:p>3459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Иркутск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460" table:style-name="ce1">
            <text:p>3460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461" table:style-name="ce1">
            <text:p>3461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3462" table:style-name="ce1">
            <text:p>3462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Геленджик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3463" table:style-name="ce1">
            <text:p>3463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Челябинс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464" table:style-name="ce1">
            <text:p>346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465" table:style-name="ce1">
            <text:p>3465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Хабаров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Саратов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3467" table:style-name="ce1">
            <text:p>3467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Пермь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3468" table:style-name="ce1">
            <text:p>346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Новосибирск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3469" table:style-name="ce1">
            <text:p>346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Грозный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470" table:style-name="ce1">
            <text:p>347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Краснодар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Уфа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3472" table:style-name="ce1">
            <text:p>3472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Челябин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3473" table:style-name="ce1">
            <text:p>3473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3474" table:style-name="ce1">
            <text:p>347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Уфа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3475" table:style-name="ce1">
            <text:p>347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476" table:style-name="ce1">
            <text:p>3476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ярск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477" table:style-name="ce1">
            <text:p>3477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Новосиби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478" table:style-name="ce1">
            <text:p>3478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Краснодар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479" table:style-name="ce1">
            <text:p>3479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дар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480" table:style-name="ce1">
            <text:p>3480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азань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481" table:style-name="ce1">
            <text:p>348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Пермь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3482" table:style-name="ce1">
            <text:p>348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483" table:style-name="ce1">
            <text:p>3483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484" table:style-name="ce1">
            <text:p>3484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Новосибир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485" table:style-name="ce1">
            <text:p>348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3486" table:style-name="ce1">
            <text:p>3486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Краснодар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3487" table:style-name="ce1">
            <text:p>348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Рязань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488" table:style-name="ce1">
            <text:p>348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489" table:style-name="ce1">
            <text:p>348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раснодар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3490" table:style-name="ce1">
            <text:p>3490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3491" table:style-name="ce1">
            <text:p>349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Москва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3492" table:style-name="ce1">
            <text:p>3492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Омск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3493" table:style-name="ce1">
            <text:p>349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494" table:style-name="ce1">
            <text:p>3494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Иркутск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3495" table:style-name="ce1">
            <text:p>3495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Краснояр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496" table:style-name="ce1">
            <text:p>3496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Воронеж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3497" table:style-name="ce1">
            <text:p>349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Пермь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498" table:style-name="ce1">
            <text:p>3498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Уфа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3499" table:style-name="ce1">
            <text:p>3499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Грозный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Геленджик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Геленджик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азань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Екатеринбург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Красноярск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Екатерин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Красноярск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Красноярск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розный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Красноярск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Геленджик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Челябинск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Грозный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Хабаровск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Санкт-Петер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Казань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Грозный</text:p>
          </table:table-cell>
          <table:table-cell office:value-type="string" table:style-name="ce1">
            <text:p>Уфа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Екатеринбург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Воронеж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Грозный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Казань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Иркутск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Геленджик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Хабаров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3530" table:style-name="ce1">
            <text:p>353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Перм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531" table:style-name="ce1">
            <text:p>3531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Саратов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532" table:style-name="ce1">
            <text:p>3532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Челябинск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3533" table:style-name="ce1">
            <text:p>353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Новосибир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534" table:style-name="ce1">
            <text:p>3534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Воронеж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535" table:style-name="ce1">
            <text:p>3535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Воронеж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3536" table:style-name="ce1">
            <text:p>3536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Екатеринбург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3537" table:style-name="ce1">
            <text:p>3537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Воронеж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3538" table:style-name="ce1">
            <text:p>3538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3539" table:style-name="ce1">
            <text:p>3539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Хабаровск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540" table:style-name="ce1">
            <text:p>3540</text:p>
          </table:table-cell>
          <table:table-cell office:value-type="string" table:style-name="ce1">
            <text:p>Саратов</text:p>
          </table:table-cell>
          <table:table-cell office:value-type="string" table:style-name="ce1">
            <text:p>Челябинск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Краснодар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3542" table:style-name="ce1">
            <text:p>3542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Иркутск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3543" table:style-name="ce1">
            <text:p>3543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Омск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3544" table:style-name="ce1">
            <text:p>3544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Санкт-Петербург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3545" table:style-name="ce1">
            <text:p>3545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3546" table:style-name="ce1">
            <text:p>3546</text:p>
          </table:table-cell>
          <table:table-cell office:value-type="string" table:style-name="ce1">
            <text:p>Хабаровск</text:p>
          </table:table-cell>
          <table:table-cell office:value-type="string" table:style-name="ce1">
            <text:p>Саратов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3547" table:style-name="ce1">
            <text:p>3547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Хабаровск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548" table:style-name="ce1">
            <text:p>3548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Москва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3549" table:style-name="ce1">
            <text:p>3549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3550" table:style-name="ce1">
            <text:p>3550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Новосибирск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3551" table:style-name="ce1">
            <text:p>3551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Екатеринбург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3552" table:style-name="ce1">
            <text:p>3552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Красноярск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553" table:style-name="ce1">
            <text:p>355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Саратов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3554" table:style-name="ce1">
            <text:p>3554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Омск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3555" table:style-name="ce1">
            <text:p>3555</text:p>
          </table:table-cell>
          <table:table-cell office:value-type="string" table:style-name="ce1">
            <text:p>Геленджик</text:p>
          </table:table-cell>
          <table:table-cell office:value-type="string" table:style-name="ce1">
            <text:p>Уфа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3556" table:style-name="ce1">
            <text:p>3556</text:p>
          </table:table-cell>
          <table:table-cell office:value-type="string" table:style-name="ce1">
            <text:p>Санкт-Петербург</text:p>
          </table:table-cell>
          <table:table-cell office:value-type="string" table:style-name="ce1">
            <text:p>Рязан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3557" table:style-name="ce1">
            <text:p>3557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Геленджик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3558" table:style-name="ce1">
            <text:p>3558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Челябинск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3559" table:style-name="ce1">
            <text:p>3559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Санкт-Петербург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560" table:style-name="ce1">
            <text:p>3560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Иркутск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3561" table:style-name="ce1">
            <text:p>3561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Хабаровск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3562" table:style-name="ce1">
            <text:p>3562</text:p>
          </table:table-cell>
          <table:table-cell office:value-type="string" table:style-name="ce1">
            <text:p>Казань</text:p>
          </table:table-cell>
          <table:table-cell office:value-type="string" table:style-name="ce1">
            <text:p>Новосибирск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563" table:style-name="ce1">
            <text:p>3563</text:p>
          </table:table-cell>
          <table:table-cell office:value-type="string" table:style-name="ce1">
            <text:p>Рязань</text:p>
          </table:table-cell>
          <table:table-cell office:value-type="string" table:style-name="ce1">
            <text:p>Грозный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3564" table:style-name="ce1">
            <text:p>3564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Воронеж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3565" table:style-name="ce1">
            <text:p>3565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Геленджик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3566" table:style-name="ce1">
            <text:p>3566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Пермь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567" table:style-name="ce1">
            <text:p>3567</text:p>
          </table:table-cell>
          <table:table-cell office:value-type="string" table:style-name="ce1">
            <text:p>Воронеж</text:p>
          </table:table-cell>
          <table:table-cell office:value-type="string" table:style-name="ce1">
            <text:p>Пермь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568" table:style-name="ce1">
            <text:p>3568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Вороне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3569" table:style-name="ce1">
            <text:p>3569</text:p>
          </table:table-cell>
          <table:table-cell office:value-type="string" table:style-name="ce1">
            <text:p>Москва</text:p>
          </table:table-cell>
          <table:table-cell office:value-type="string" table:style-name="ce1">
            <text:p>Новосибирск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3570" table:style-name="ce1">
            <text:p>3570</text:p>
          </table:table-cell>
          <table:table-cell office:value-type="string" table:style-name="ce1">
            <text:p>Краснодар</text:p>
          </table:table-cell>
          <table:table-cell office:value-type="string" table:style-name="ce1">
            <text:p>Екатеринбург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1">
            <text:p>Пермь</text:p>
          </table:table-cell>
          <table:table-cell office:value-type="string" table:style-name="ce1">
            <text:p>Краснодар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Екатеринбург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Екатеринбург</text:p>
          </table:table-cell>
          <table:table-cell office:value-type="string" table:style-name="ce1">
            <text:p>Омск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1">
            <text:p>Уфа</text:p>
          </table:table-cell>
          <table:table-cell office:value-type="string" table:style-name="ce1">
            <text:p>Челябинск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1">
            <text:p>Омск</text:p>
          </table:table-cell>
          <table:table-cell office:value-type="string" table:style-name="ce1">
            <text:p>Рязань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1">
            <text:p>Красноярск</text:p>
          </table:table-cell>
          <table:table-cell office:value-type="string" table:style-name="ce1">
            <text:p>Воронеж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Воронеж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Рязань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Челябинск</text:p>
          </table:table-cell>
          <table:table-cell office:value-type="string" table:style-name="ce1">
            <text:p>Новосибирск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number-rows-repeated="10449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/>
    <dc:creator>Евгений Поздняк</dc:creator>
    <meta:creation-date>2021-08-31T10:14:03Z</meta:creation-date>
    <dc:date>2023-09-23T03:07:16Z</dc:date>
  </office:meta>
</office:document-meta>
</file>